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9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#ffffff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#ffffff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3.50pt" fo:font-weight="bold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3.50pt" fo:font-weight="normal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13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75" style:family="text">
      <style:text-properties fo:font-size="13.50pt" fo:font-weight="normal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13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77" style:family="text">
      <style:text-properties fo:font-size="13.50pt" fo:font-weight="normal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13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79" style:family="text">
      <style:text-properties fo:font-size="13.50pt" fo:font-weight="normal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3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81" style:family="text">
      <style:text-properties fo:font-size="13.50pt" fo:font-weight="normal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3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83" style:family="text">
      <style:text-properties fo:font-size="13.50pt" fo:font-weight="normal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3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85" style:family="text">
      <style:text-properties fo:font-size="13.50pt" fo:font-weight="normal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00.00%" fo:text-align="left" fo:margin-top="5.00pt" fo:margin-bottom="5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8" style:family="paragraph">
      <style:paragraph-properties fo:line-height="100.00%" fo:text-align="left" fo:margin-left="9.00pt" fo:text-indent="0.00pt" fo:margin-right="9.00pt"/>
    </style:style>
    <style:style style:name="P9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10" style:family="paragraph">
      <style:paragraph-properties fo:line-height="100.00%" fo:text-align="left" fo:margin-left="9.00pt" fo:text-indent="0.00pt" fo:margin-right="9.00pt"/>
    </style:style>
    <style:style style:name="P11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12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13" style:family="paragraph">
      <style:paragraph-properties fo:line-height="100.00%" fo:text-align="left" fo:margin-left="9.00pt" fo:text-indent="0.00pt" fo:margin-right="9.00pt"/>
    </style:style>
    <style:style style:name="P14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15" style:family="paragraph">
      <style:paragraph-properties fo:line-height="100.00%" fo:text-align="left" fo:margin-left="9.00pt" fo:text-indent="0.00pt" fo:margin-right="9.00pt"/>
    </style:style>
    <style:style style:name="P16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17" style:family="paragraph">
      <style:paragraph-properties fo:line-height="100.00%" fo:text-align="left" fo:margin-left="9.00pt" fo:text-indent="0.00pt" fo:margin-right="9.00pt"/>
    </style:style>
    <style:style style:name="P18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19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20" style:family="paragraph">
      <style:paragraph-properties fo:line-height="115.00%" fo:text-align="left" fo:margin-left="9.00pt" fo:text-indent="0.00pt" fo:margin-right="9.00pt"/>
    </style:style>
    <style:style style:name="P21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22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23" style:family="paragraph">
      <style:paragraph-properties fo:line-height="115.00%" fo:text-align="left" fo:margin-left="9.00pt" fo:text-indent="0.00pt" fo:margin-right="9.00pt"/>
    </style:style>
    <style:style style:name="P24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25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26" style:family="paragraph">
      <style:paragraph-properties fo:line-height="115.00%" fo:text-align="left" fo:margin-left="9.00pt" fo:text-indent="0.00pt" fo:margin-right="9.00pt"/>
    </style:style>
    <style:style style:name="P27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28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29" style:family="paragraph">
      <style:paragraph-properties fo:line-height="115.00%" fo:text-align="left" fo:margin-left="9.00pt" fo:text-indent="0.00pt" fo:margin-right="9.00pt"/>
    </style:style>
    <style:style style:name="P30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31" style:family="paragraph">
      <style:paragraph-properties fo:line-height="115.00%" fo:text-align="left" fo:margin-left="9.00pt" fo:text-indent="0.00pt" fo:margin-right="9.00pt"/>
    </style:style>
    <style:style style:name="P32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33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34" style:family="paragraph">
      <style:paragraph-properties fo:line-height="115.00%" fo:text-align="left" fo:margin-left="9.00pt" fo:text-indent="0.00pt" fo:margin-right="9.00pt"/>
    </style:style>
    <style:style style:name="P35" style:family="paragraph">
      <style:paragraph-properties fo:line-height="100.00%" fo:text-align="left" fo:margin-left="2.00pt" fo:text-indent="-2.00pt">
        <style:tab-stops>
          <style:tab-stop style:position="425.00pt"/>
        </style:tab-stops>
      </style:paragraph-properties>
    </style:style>
    <style:style style:name="P36" style:family="paragraph">
      <style:paragraph-properties fo:line-height="115.00%" fo:text-align="left"/>
    </style:style>
    <style:style style:name="P37" style:family="paragraph">
      <style:paragraph-properties fo:line-height="100.00%" fo:text-align="left" fo:margin-top="12.00pt" fo:margin-bottom="6.00pt"/>
    </style:style>
    <style:style style:name="P38" style:family="paragraph">
      <style:paragraph-properties fo:line-height="100.00%" fo:text-align="left" fo:margin-left="5.00pt" fo:text-indent="-5.00pt">
        <style:tab-stops>
          <style:tab-stop style:position="55.10pt"/>
          <style:tab-stop style:position="65788.00pt" style:leader-style="dotted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00pt" fo:text-indent="-5.00pt">
        <style:tab-stops>
          <style:tab-stop style:position="55.10pt"/>
          <style:tab-stop style:position="65788.00pt" style:leader-style="dotted"/>
        </style:tab-stops>
      </style:paragraph-properties>
    </style:style>
    <style:style style:name="P41" style:family="paragraph">
      <style:paragraph-properties fo:line-height="100.00%" fo:text-align="left" fo:margin-left="5.00pt" fo:text-indent="-5.00pt">
        <style:tab-stops>
          <style:tab-stop style:position="55.10pt"/>
          <style:tab-stop style:position="65788.00pt" style:leader-style="dotted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00pt" fo:text-indent="-5.00pt">
        <style:tab-stops>
          <style:tab-stop style:position="55.10pt"/>
          <style:tab-stop style:position="65788.00pt" style:leader-style="dotted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00pt" fo:text-indent="-5.00pt">
        <style:tab-stops>
          <style:tab-stop style:position="55.10pt"/>
          <style:tab-stop style:position="65788.00pt" style:leader-style="dotted"/>
        </style:tab-stops>
      </style:paragraph-properties>
    </style:style>
    <style:style style:name="P46" style:family="paragraph">
      <style:paragraph-properties fo:line-height="115.00%" fo:text-align="left"/>
    </style:style>
    <style:style style:name="P47" style:family="paragraph">
      <style:paragraph-properties fo:line-height="100.00%" fo:text-align="left" fo:margin-top="12.00pt" fo:margin-bottom="6.00pt"/>
    </style:style>
    <style:style style:name="P48" style:family="paragraph">
      <style:paragraph-properties fo:line-height="100.00%" fo:text-align="left" fo:margin-left="0.00pt" fo:text-indent="36.00pt" fo:margin-top="12.00pt" fo:margin-bottom="6.00pt"/>
    </style:style>
    <style:style style:name="P49" style:family="paragraph">
      <style:paragraph-properties fo:line-height="100.00%" fo:text-align="left" fo:margin-top="5.00pt" fo:margin-bottom="5.00pt"/>
    </style:style>
    <text:list-style style:name="L5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0" style:family="paragraph">
      <style:paragraph-properties fo:line-height="100.00%" fo:text-align="left" fo:margin-top="5.00pt" fo:margin-bottom="5.00pt"/>
    </style:style>
    <style:style style:name="P51" style:family="paragraph">
      <style:paragraph-properties fo:line-height="100.00%" fo:text-align="left" fo:margin-top="12.00pt" fo:margin-bottom="6.00p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top="12.00pt" fo:margin-bottom="6.00pt"/>
    </style:style>
    <style:style style:name="P54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57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60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63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66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71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74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81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84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87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90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01" style:family="paragraph">
      <style:paragraph-properties fo:line-height="115.00%" fo:text-align="left"/>
    </style:style>
    <style:style style:name="P102" style:family="paragraph">
      <style:paragraph-properties fo:line-height="100.00%" fo:text-align="left" fo:margin-top="12.00pt" fo:margin-bottom="6.00pt"/>
    </style:style>
    <style:style style:name="P103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06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09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12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15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18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0.00pt" fo:text-indent="36.00pt"/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top="12.00pt" fo:margin-bottom="6.00pt"/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31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34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37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40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43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48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51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54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57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60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61" style:family="paragraph">
      <style:paragraph-properties fo:line-height="100.00%" fo:text-align="left"/>
    </style:style>
    <style:style style:name="P162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63" style:family="paragraph">
      <style:paragraph-properties fo:line-height="100.00%" fo:text-align="left"/>
    </style:style>
    <style:style style:name="P164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5.00pt" fo:text-indent="-5.00pt">
        <style:tab-stops>
          <style:tab-stop style:position="10.75pt"/>
          <style:tab-stop style:position="65788.00pt" style:leader-style="dotted"/>
          <style:tab-stop style:position="421116.65pt" style:type="right"/>
          <style:tab-stop style:position="-5.00pt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 fo:margin-top="12.00pt" fo:margin-bottom="6.00pt"/>
    </style:style>
    <style:style style:name="P169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70" style:family="paragraph">
      <style:paragraph-properties fo:line-height="100.00%" fo:text-align="left"/>
    </style:style>
    <style:style style:name="P171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72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75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76" style:family="paragraph">
      <style:paragraph-properties fo:line-height="100.00%" fo:text-align="left"/>
    </style:style>
    <style:style style:name="P177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78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81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82" style:family="paragraph">
      <style:paragraph-properties fo:line-height="100.00%" fo:text-align="left"/>
    </style:style>
    <style:style style:name="P183" style:family="paragraph">
      <style:paragraph-properties fo:line-height="100.00%" fo:text-align="left" fo:margin-left="5.00pt" fo:text-indent="-5.00pt">
        <style:tab-stops>
          <style:tab-stop style:position="28.80pt"/>
          <style:tab-stop style:position="65788.00pt" style:leader-style="dotted"/>
        </style:tab-stops>
      </style:paragraph-properties>
    </style:style>
    <style:style style:name="P184" style:family="paragraph">
      <style:paragraph-properties fo:line-height="100.00%" fo:text-align="left"/>
    </style:style>
    <style:style style:name="TableColumn0100" style:family="table-column">
      <style:table-column-properties style:column-width="5.930556in"/>
    </style:style>
    <style:style style:name="Table01" style:family="table">
      <style:table-properties style:width="5.930556in" fo:margin-left="0.000000in" style:writing-mode="lr" table:align="left" style:may-break-between-rows="true"/>
    </style:style>
    <style:style style:name="TableRow0100" style:family="table-row">
      <style:table-row-properties style:min-row-height="0.166667in"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01" style:family="table-row">
      <style:table-row-properties style:min-row-height="0.166667in"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02" style:family="table-row">
      <style:table-row-properties style:min-row-height="0.177083in"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03" style:family="table-row">
      <style:table-row-properties style:min-row-height="0.177083in"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04" style:family="table-row">
      <style:table-row-properties style:min-row-height="0.177083in"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05" style:family="table-row">
      <style:table-row-properties style:min-row-height="0.138889in"/>
    </style:style>
    <style:style style:name="TableCell0105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07" style:family="table-row">
      <style:table-row-properties style:min-row-height="0.229167in"/>
    </style:style>
    <style:style style:name="TableCell0107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Row0110" style:family="table-row">
      <style:table-row-properties style:min-row-height="0.218750in"/>
    </style:style>
    <style:style style:name="TableCell011000" style:family="table-cell">
      <style:table-cell-properties fo:border-top="0.013889in solid #000000" fo:border-left="0.013889in solid #000000" fo:border-right="0.013889in solid #000000" fo:border-bottom="0.013889in solid #000000" fo:padding-left="0.027778in" fo:padding-right="0.027778in" fo:vertical-align="top" fo:background-color="#ffffff"/>
    </style:style>
    <style:style style:name="TableColumn0200" style:family="table-column">
      <style:table-column-properties style:column-width="0.834722in"/>
    </style:style>
    <style:style style:name="TableColumn0201" style:family="table-column">
      <style:table-column-properties style:column-width="5.679167in"/>
    </style:style>
    <style:style style:name="Table02" style:family="table">
      <style:table-properties style:width="6.5138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300" style:family="table-column">
      <style:table-column-properties style:column-width="0.218750in"/>
    </style:style>
    <style:style style:name="TableColumn0301" style:family="table-column">
      <style:table-column-properties style:column-width="0.538194in"/>
    </style:style>
    <style:style style:name="TableColumn0302" style:family="table-column">
      <style:table-column-properties style:column-width="1.625000in"/>
    </style:style>
    <style:style style:name="TableColumn0303" style:family="table-column">
      <style:table-column-properties style:column-width="4.256944in"/>
    </style:style>
    <style:style style:name="Table03" style:family="table">
      <style:table-properties style:width="6.6388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1" style:family="table-row">
      <style:table-row-properties style:min-row-height="0.562500in"/>
    </style:style>
    <style:style style:name="TableCell03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2" style:family="table-row">
      <style:table-row-properties style:min-row-height="0.229167in"/>
    </style:style>
    <style:style style:name="TableCell03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2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3" style:family="table-row">
      <style:table-row-properties style:min-row-height="0.254861in"/>
    </style:style>
    <style:style style:name="TableCell03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3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4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4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5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5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6" style:family="table-row">
      <style:table-row-properties style:min-row-height="0.177083in"/>
    </style:style>
    <style:style style:name="TableCell030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6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6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6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7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7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7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8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8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8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9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9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9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10" style:family="table-row">
      <style:table-row-properties style:min-row-height="0.254861in"/>
    </style:style>
    <style:style style:name="TableCell031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11" style:family="table-row">
      <style:table-row-properties style:min-row-height="0.248611in"/>
    </style:style>
    <style:style style:name="TableCell031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2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13" style:family="table-row">
      <style:table-row-properties style:min-row-height="0.187500in"/>
    </style:style>
    <style:style style:name="TableCell031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3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14" style:family="table-row">
      <style:table-row-properties style:min-row-height="0.187500in"/>
    </style:style>
    <style:style style:name="TableCell031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4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4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15" style:family="table-row">
      <style:table-row-properties style:min-row-height="0.187500in"/>
    </style:style>
    <style:style style:name="TableCell031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5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5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16" style:family="table-row">
      <style:table-row-properties style:min-row-height="0.187500in"/>
    </style:style>
    <style:style style:name="TableCell031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6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6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6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17" style:family="table-row">
      <style:table-row-properties style:min-row-height="0.187500in"/>
    </style:style>
    <style:style style:name="TableCell031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7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7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17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400" style:family="table-column">
      <style:table-column-properties style:column-width="0.469444in"/>
    </style:style>
    <style:style style:name="TableColumn0401" style:family="table-column">
      <style:table-column-properties style:column-width="6.044444in"/>
    </style:style>
    <style:style style:name="Table04" style:family="table">
      <style:table-properties style:width="6.513889in" fo:margin-left="0.000000in" style:writing-mode="lr" table:align="left" style:may-break-between-rows="true"/>
    </style:style>
    <style:style style:name="TableRow0400" style:family="table-row">
      <style:table-row-properties style:min-row-height="0.166667in"/>
    </style:style>
    <style:style style:name="TableCell04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402" style:family="table-row">
      <style:table-row-properties style:min-row-height="0.229167in"/>
    </style:style>
    <style:style style:name="TableCell04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403" style:family="table-row">
      <style:table-row-properties style:min-row-height="0.208333in"/>
    </style:style>
    <style:style style:name="TableCell04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404" style:family="table-row">
      <style:table-row-properties style:min-row-height="0.218750in"/>
    </style:style>
    <style:style style:name="TableCell04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405" style:family="table-row">
      <style:table-row-properties style:min-row-height="0.138889in"/>
    </style:style>
    <style:style style:name="TableCell04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406" style:family="table-row">
      <style:table-row-properties style:min-row-height="0.138889in"/>
    </style:style>
    <style:style style:name="TableCell040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406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500" style:family="table-column">
      <style:table-column-properties style:column-width="0.218750in"/>
    </style:style>
    <style:style style:name="TableColumn0501" style:family="table-column">
      <style:table-column-properties style:column-width="0.475694in"/>
    </style:style>
    <style:style style:name="TableColumn0502" style:family="table-column">
      <style:table-column-properties style:column-width="2.562500in"/>
    </style:style>
    <style:style style:name="TableColumn0503" style:family="table-column">
      <style:table-column-properties style:column-width="3.381944in"/>
    </style:style>
    <style:style style:name="Table05" style:family="table">
      <style:table-properties style:width="6.638889in" fo:margin-left="0.000000in" style:writing-mode="lr" table:align="left" style:may-break-between-rows="true"/>
    </style:style>
    <style:style style:name="TableRow0500" style:family="table-row">
      <style:table-row-properties style:min-row-height="0.218750in"/>
    </style:style>
    <style:style style:name="TableCell05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01" style:family="table-row">
      <style:table-row-properties style:min-row-height="0.562500in"/>
    </style:style>
    <style:style style:name="TableCell05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02" style:family="table-row">
      <style:table-row-properties style:min-row-height="0.170139in"/>
    </style:style>
    <style:style style:name="TableCell05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2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03" style:family="table-row">
      <style:table-row-properties style:min-row-height="0.286111in"/>
    </style:style>
    <style:style style:name="TableCell05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3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04" style:family="table-row">
      <style:table-row-properties style:min-row-height="0.218750in"/>
    </style:style>
    <style:style style:name="TableCell05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4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4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05" style:family="table-row">
      <style:table-row-properties style:min-row-height="0.177083in"/>
    </style:style>
    <style:style style:name="TableCell05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5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5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06" style:family="table-row">
      <style:table-row-properties style:min-row-height="0.177083in"/>
    </style:style>
    <style:style style:name="TableCell050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6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6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6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07" style:family="table-row">
      <style:table-row-properties style:min-row-height="0.279861in"/>
    </style:style>
    <style:style style:name="TableCell050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7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7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7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08" style:family="table-row">
      <style:table-row-properties style:min-row-height="0.298611in"/>
    </style:style>
    <style:style style:name="TableCell050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8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8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8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09" style:family="table-row">
      <style:table-row-properties style:min-row-height="0.177083in"/>
    </style:style>
    <style:style style:name="TableCell050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9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9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09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10" style:family="table-row">
      <style:table-row-properties style:min-row-height="0.279861in"/>
    </style:style>
    <style:style style:name="TableCell051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11" style:family="table-row">
      <style:table-row-properties style:min-row-height="0.177083in"/>
    </style:style>
    <style:style style:name="TableCell051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12" style:family="table-row">
      <style:table-row-properties style:min-row-height="0.177083in"/>
    </style:style>
    <style:style style:name="TableCell051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2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513" style:family="table-row">
      <style:table-row-properties style:min-row-height="0.177083in"/>
    </style:style>
    <style:style style:name="TableCell051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513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600" style:family="table-column">
      <style:table-column-properties style:column-width="0.469444in"/>
    </style:style>
    <style:style style:name="TableColumn0601" style:family="table-column">
      <style:table-column-properties style:column-width="6.044444in"/>
    </style:style>
    <style:style style:name="Table06" style:family="table">
      <style:table-properties style:width="6.513889in" fo:margin-left="0.000000in" style:writing-mode="lr" table:align="left" style:may-break-between-rows="true"/>
    </style:style>
    <style:style style:name="TableRow0600" style:family="table-row">
      <style:table-row-properties style:min-row-height="0.197917in"/>
    </style:style>
    <style:style style:name="TableCell06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6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6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602" style:family="table-row">
      <style:table-row-properties style:min-row-height="0.229167in"/>
    </style:style>
    <style:style style:name="TableCell06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6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603" style:family="table-row">
      <style:table-row-properties style:min-row-height="0.187500in"/>
    </style:style>
    <style:style style:name="TableCell06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6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604" style:family="table-row">
      <style:table-row-properties style:min-row-height="0.218750in"/>
    </style:style>
    <style:style style:name="TableCell06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60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Data:<text:tab/><text:tab/><text:tab/><text:tab/><text:tab/><text:tab/><text:tab/><text:tab/>Name:</text:span></text:p>
      <text:p text:style-name="P1"><text:span text:style-name="T2">28.03.2017<text:tab/><text:tab/><text:tab/><text:tab/><text:tab/><text:tab/><text:tab/>Abrudean Sergiu</text:span></text:p>
      <text:p text:style-name="P2"><text:span text:style-name="T3">Problem statement:</text:span></text:p>
      <text:p text:style-name="P3"><text:span text:style-name="T4"><text:tab/></text:span><text:span text:style-name="T5">Design and implement an abstract data type </text:span><text:span text:style-name="T6">directed graph</text:span><text:span text:style-name="T7"> and a function (either a member function or an external one, as your choice) for reading a directed graph from a text file.</text:span></text:p>
      <text:p text:style-name="P3"><text:span text:style-name="T7">The vertices will be specified as integers from 0 to </text:span><text:span text:style-name="T8">n</text:span><text:span text:style-name="T9">-1, where </text:span><text:span text:style-name="T10">n</text:span><text:span text:style-name="T11"> is the number of vertices.</text:span></text:p>
      <text:p text:style-name="P3"><text:span text:style-name="T11">Edges may be specified either by the two endpoints (that is, by the source and target), or by some abstract data type </text:span><text:span text:style-name="T12">Edge_id</text:span><text:span text:style-name="T13"> (that data type may be a pointer or reference to the edge representation, but then care should be taken not to expose the implementation details of the graph).</text:span></text:p>
      <text:p text:style-name="P3"><text:span text:style-name="T13">Each edge will have an integer value (for instance, a cost) attached to it. The </text:span><text:span text:style-name="T14">directed graph</text:span><text:span text:style-name="T15"> data type shall allow its users to retrieve and modify that integer and shall not interpret or restrain it in any way.</text:span></text:p>
      <text:p text:style-name="P4"><text:span text:style-name="T16"/></text:p>
      <text:p text:style-name="P5"><text:span text:style-name="T17">Feature list</text:span></text:p>
      <text:p text:style-name="P6"><text:span text:style-name="T18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8"><text:span text:style-name="T19">F1.<text:s/></text:span><text:span text:style-name="T20">Print the number of vertices</text:span><text:span text:style-name="T21"/></text:p>
          </table:table-cell>
        </table:table-row>
        <table:table-row table:style-name="TableRow0101">
          <table:table-cell table:style-name="TableCell010100">
            <text:p text:style-name="P10"><text:span text:style-name="T22">F2.<text:s/></text:span><text:span text:style-name="T23">Check if there is an edge between two vertices</text:span><text:span text:style-name="T24"/></text:p>
          </table:table-cell>
        </table:table-row>
        <table:table-row table:style-name="TableRow0102">
          <table:table-cell table:style-name="TableCell010200">
            <text:p text:style-name="P13"><text:span text:style-name="T25">F3.<text:s/></text:span><text:span text:style-name="T26">Get the in degree and the out degree of a vertex</text:span><text:span text:style-name="T27"/></text:p>
          </table:table-cell>
        </table:table-row>
        <table:table-row table:style-name="TableRow0103">
          <table:table-cell table:style-name="TableCell010300">
            <text:p text:style-name="P15"><text:span text:style-name="T28">F4.<text:s/></text:span><text:span text:style-name="T29">Iterate through the set of outbound edges of a vertex</text:span><text:span text:style-name="T30"/></text:p>
          </table:table-cell>
        </table:table-row>
        <table:table-row table:style-name="TableRow0104">
          <table:table-cell table:style-name="TableCell010400">
            <text:p text:style-name="P17"><text:span text:style-name="T31">F5.<text:s/></text:span><text:span text:style-name="T32">Iterate through the set of inbound edges of a vertex</text:span><text:span text:style-name="T33"/></text:p>
          </table:table-cell>
        </table:table-row>
        <table:table-row table:style-name="TableRow0105">
          <table:table-cell table:style-name="TableCell010500">
            <text:p text:style-name="P20"><text:span text:style-name="T34">F6.<text:s/></text:span><text:span text:style-name="T35">Retrieve the value attached to an edge</text:span><text:span text:style-name="T36"/></text:p>
          </table:table-cell>
        </table:table-row>
        <table:table-row table:style-name="TableRow0106">
          <table:table-cell table:style-name="TableCell010600">
            <text:p text:style-name="P23"><text:span text:style-name="T37">F7.<text:s/></text:span><text:span text:style-name="T38">Modify the value attached to an edge</text:span><text:span text:style-name="T39"/></text:p>
          </table:table-cell>
        </table:table-row>
        <table:table-row table:style-name="TableRow0107">
          <table:table-cell table:style-name="TableCell010700">
            <text:p text:style-name="P26"><text:span text:style-name="T40">F8.<text:s/></text:span><text:span text:style-name="T41">Add an edge</text:span><text:span text:style-name="T42"/></text:p>
          </table:table-cell>
        </table:table-row>
        <table:table-row table:style-name="TableRow0108">
          <table:table-cell table:style-name="TableCell010800">
            <text:p text:style-name="P29"><text:span text:style-name="T43">F9.<text:s/></text:span><text:span text:style-name="T44">Remove an edge</text:span><text:span text:style-name="T45"/></text:p>
          </table:table-cell>
        </table:table-row>
        <table:table-row table:style-name="TableRow0109">
          <table:table-cell table:style-name="TableCell010900">
            <text:p text:style-name="P31"><text:span text:style-name="T46">F10.<text:s/></text:span><text:span text:style-name="T47">Add a vertex</text:span><text:span text:style-name="T48"/></text:p>
          </table:table-cell>
        </table:table-row>
        <table:table-row table:style-name="TableRow0110">
          <table:table-cell table:style-name="TableCell011000">
            <text:p text:style-name="P34"><text:span text:style-name="T49">F11.<text:s/></text:span><text:span text:style-name="T50">Remove a vertex</text:span><text:span text:style-name="T51"/></text:p>
          </table:table-cell>
        </table:table-row>
      </table:table>
      <text:p text:style-name="P36"><text:span text:style-name="T51"/></text:p>
      <text:p text:style-name="P36"><text:span text:style-name="T51"/></text:p>
      <text:p text:style-name="P37"><text:span text:style-name="T52">Iteration plan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9"><text:span text:style-name="T54">Iteration</text:span><text:span text:style-name="T55"/></text:p>
          </table:table-cell>
          <table:table-cell table:style-name="TableCell020001">
            <text:p text:style-name="P39"><text:span text:style-name="T56">Planned features</text:span><text:span text:style-name="T57"/></text:p>
          </table:table-cell>
        </table:table-row>
        <table:table-row table:style-name="TableRow0201">
          <table:table-cell table:style-name="TableCell020100">
            <text:p text:style-name="P42"><text:span text:style-name="T58">I1</text:span><text:span text:style-name="T59"/></text:p>
          </table:table-cell>
          <table:table-cell table:style-name="TableCell020101">
            <text:p text:style-name="P42"><text:span text:style-name="T60">F1.<text:s/></text:span><text:span text:style-name="T61">–</text:span><text:span text:style-name="T62"><text:s/>F7.</text:span><text:span text:style-name="T63"/></text:p>
          </table:table-cell>
        </table:table-row>
        <table:table-row table:style-name="TableRow0202">
          <table:table-cell table:style-name="TableCell020200">
            <text:p text:style-name="P44"><text:span text:style-name="T64">I2</text:span><text:span text:style-name="T65"/></text:p>
          </table:table-cell>
          <table:table-cell table:style-name="TableCell020201">
            <text:p text:style-name="P44"><text:span text:style-name="T66">F8.<text:s/></text:span><text:span text:style-name="T67">–</text:span><text:span text:style-name="T68"><text:s/>F11.</text:span><text:span text:style-name="T69"/></text:p>
          </table:table-cell>
        </table:table-row>
      </table:table>
      <text:p text:style-name="P46"><text:span text:style-name="T69"/></text:p>
      <text:p text:style-name="P47"><text:span text:style-name="T69"/></text:p>
      <text:p text:style-name="P47"><text:span text:style-name="T70">Iteration 1</text:span></text:p>
      <text:p text:style-name="P48"><text:span text:style-name="T70">First we implement the graph with very basic commands, including the reading from a file and the posibility of checking different information like the existence of a vertex or edge.<text:s text:c="2"/>In this iteration minor function were also implemented<text:s text:c="2"/>(ex: read a vertex only if it exists, deleting a number from a list etc).</text:span></text:p>
      <text:p text:style-name="P48"><text:span text:style-name="T71"/></text:p>
      <text:p text:style-name="P49"><text:span text:style-name="T72">Text file format:</text:span><text:span text:style-name="T73"> the graph will be read from a text file having the following format:</text:span></text:p>
      <text:list text:style-name="L50">
        <text:list-item>
          <text:p text:style-name="P50"><text:span text:style-name="T73">On the first line, the number </text:span><text:span text:style-name="T74">n</text:span><text:span text:style-name="T75"> of vertices and the number </text:span><text:span text:style-name="T76">m</text:span><text:span text:style-name="T77"> of edges;</text:span></text:p>
        </text:list-item>
        <text:list-item>
          <text:p text:style-name="P50"><text:span text:style-name="T77">On each of the following </text:span><text:span text:style-name="T78">m</text:span><text:span text:style-name="T79"> lines, three numbers, </text:span><text:span text:style-name="T80">x</text:span><text:span text:style-name="T81">, </text:span><text:span text:style-name="T82">y</text:span><text:span text:style-name="T83"> and </text:span><text:span text:style-name="T84">c</text:span><text:span text:style-name="T85">, describing an edge: the origin, the target and the cost of that edge.</text:span></text:p>
        </text:list-item>
      </text:list>
      <text:p text:style-name="P51"><text:span text:style-name="T86"/></text:p>
      <text:p text:style-name="P51"><text:span text:style-name="T87">Let’ s take a simple file input for the sake of demonstration:</text:span></text:p>
      <text:p text:style-name="P51"><text:span text:style-name="T88"/></text:p>
      <text:p text:style-name="P51"><text:span text:style-name="T89">6<text:s text:c="3"/>8</text:span></text:p>
      <text:p text:style-name="P51"><text:span text:style-name="T89">0<text:s text:c="3"/>1<text:s text:c="3"/>5</text:span></text:p>
      <text:p text:style-name="P51"><text:span text:style-name="T89">0<text:s text:c="3"/>6<text:s text:c="3"/>7</text:span></text:p>
      <text:p text:style-name="P51"><text:span text:style-name="T89">1<text:s text:c="3"/>0<text:s text:c="3"/>5</text:span></text:p>
      <text:p text:style-name="P51"><text:span text:style-name="T89">1<text:s text:c="3"/>2<text:s text:c="4"/>16</text:span></text:p>
      <text:p text:style-name="P51"><text:span text:style-name="T89">1<text:s text:c="3"/>5<text:s text:c="3"/>1</text:span></text:p>
      <text:p text:style-name="P51"><text:span text:style-name="T89">2<text:s text:c="3"/>5<text:s text:c="4"/>5</text:span></text:p>
      <text:p text:style-name="P51"><text:span text:style-name="T89">5<text:s text:c="3"/>4<text:s text:c="4"/>9</text:span></text:p>
      <text:p text:style-name="P51"><text:span text:style-name="T89">5<text:s text:c="3"/>1<text:s text:c="4"/>4</text:span></text:p>
      <text:p text:style-name="P51"><text:span text:style-name="T90"/></text:p>
      <text:p text:style-name="P51"><text:span text:style-name="T90"/></text:p>
      <text:p text:style-name="P52"><text:span text:style-name="T90"/></text:p>
      <text:p text:style-name="P52"><text:span text:style-name="T91">Menu:</text:span></text:p>
      <text:p text:style-name="P52"><text:span text:style-name="T91">1<text:s text:c="2"/>- Print the number of vertices</text:span></text:p>
      <text:p text:style-name="P52"><text:span text:style-name="T91">2<text:s text:c="2"/>- Check if there is an edge between two vertices</text:span></text:p>
      <text:p text:style-name="P52"><text:span text:style-name="T91">3<text:s text:c="2"/>- Get the in degree and the out degree of a vertex</text:span></text:p>
      <text:p text:style-name="P52"><text:span text:style-name="T91">4<text:s text:c="2"/>- Iterate through the set of outbound edges of a vertex</text:span></text:p>
      <text:p text:style-name="P52"><text:span text:style-name="T91">5<text:s text:c="2"/>- Iterate through the set of inbound edges of a vertex</text:span></text:p>
      <text:p text:style-name="P52"><text:span text:style-name="T91">6<text:s text:c="2"/>- Retrieve the value attached to an edge</text:span></text:p>
      <text:p text:style-name="P52"><text:span text:style-name="T91">7<text:s text:c="2"/>- Modify the value attached to an edge</text:span></text:p>
      <text:p text:style-name="P52"><text:span text:style-name="T91">8<text:s text:c="2"/>- Add an edge</text:span></text:p>
      <text:p text:style-name="P52"><text:span text:style-name="T91">9<text:s text:c="2"/>- Remove an edge</text:span></text:p>
      <text:p text:style-name="P52"><text:span text:style-name="T91">10 - Add a vertex</text:span></text:p>
      <text:p text:style-name="P52"><text:span text:style-name="T91">11 - Remove a vertex.</text:span></text:p>
      <text:p text:style-name="P53"><text:span text:style-name="T92"/></text:p>
      <text:p text:style-name="P53"><text:span text:style-name="T93">Running scenario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55"><text:span text:style-name="T94"/></text:p>
          </table:table-cell>
          <table:table-cell table:style-name="TableCell030001">
            <text:p text:style-name="P55"><text:span text:style-name="T95">User</text:span><text:span text:style-name="T96"/></text:p>
          </table:table-cell>
          <table:table-cell table:style-name="TableCell030002">
            <text:p text:style-name="P55"><text:span text:style-name="T97">Program</text:span><text:span text:style-name="T98"/></text:p>
          </table:table-cell>
          <table:table-cell table:style-name="TableCell030003">
            <text:p text:style-name="P55"><text:span text:style-name="T99">Description</text:span><text:span text:style-name="T100"/></text:p>
          </table:table-cell>
        </table:table-row>
        <table:table-row table:style-name="TableRow0301">
          <table:table-cell table:style-name="TableCell030100">
            <text:p text:style-name="P58"><text:span text:style-name="T101">a</text:span><text:span text:style-name="T102"/></text:p>
          </table:table-cell>
          <table:table-cell table:style-name="TableCell030101">
            <text:p text:style-name="P58"><text:span text:style-name="T102"/></text:p>
          </table:table-cell>
          <table:table-cell table:style-name="TableCell030102">
            <text:p text:style-name="P58"><text:span text:style-name="T103">"Please input your command:"</text:span><text:span text:style-name="T104"/></text:p>
          </table:table-cell>
          <table:table-cell table:style-name="TableCell030103">
            <text:p text:style-name="P58"><text:span text:style-name="T105">Display a message that ask for the user's command.</text:span><text:span text:style-name="T106"/></text:p>
          </table:table-cell>
        </table:table-row>
        <table:table-row table:style-name="TableRow0302">
          <table:table-cell table:style-name="TableCell030200">
            <text:p text:style-name="P61"><text:span text:style-name="T107">b</text:span><text:span text:style-name="T108"/></text:p>
          </table:table-cell>
          <table:table-cell table:style-name="TableCell030201">
            <text:p text:style-name="P61"><text:span text:style-name="T109">1</text:span><text:span text:style-name="T110"/></text:p>
          </table:table-cell>
          <table:table-cell table:style-name="TableCell030202">
            <text:p text:style-name="P61"><text:span text:style-name="T110"/></text:p>
          </table:table-cell>
          <table:table-cell table:style-name="TableCell030203">
            <text:p text:style-name="P61"><text:span text:style-name="T111">List the number of vertices</text:span><text:span text:style-name="T112"/></text:p>
          </table:table-cell>
        </table:table-row>
        <table:table-row table:style-name="TableRow0303">
          <table:table-cell table:style-name="TableCell030300">
            <text:p text:style-name="P64"><text:span text:style-name="T113">c</text:span><text:span text:style-name="T114"/></text:p>
          </table:table-cell>
          <table:table-cell table:style-name="TableCell030301">
            <text:p text:style-name="P64"><text:span text:style-name="T114"/></text:p>
          </table:table-cell>
          <table:table-cell table:style-name="TableCell030302">
            <text:p text:style-name="P64"><text:span text:style-name="T115">6</text:span><text:span text:style-name="T116"/></text:p>
          </table:table-cell>
          <table:table-cell table:style-name="TableCell030303">
            <text:p text:style-name="P64"><text:span text:style-name="T117">Iterate the list of existing vertices and print their total.</text:span><text:span text:style-name="T118"/></text:p>
          </table:table-cell>
        </table:table-row>
        <table:table-row table:style-name="TableRow0304">
          <table:table-cell table:style-name="TableCell030400">
            <text:p text:style-name="P67"><text:span text:style-name="T119">d</text:span><text:span text:style-name="T120"/></text:p>
          </table:table-cell>
          <table:table-cell table:style-name="TableCell030401">
            <text:p text:style-name="P67"><text:span text:style-name="T121">2</text:span><text:span text:style-name="T122"/></text:p>
          </table:table-cell>
          <table:table-cell table:style-name="TableCell030402">
            <text:p text:style-name="P67"><text:span text:style-name="T122"/></text:p>
          </table:table-cell>
          <table:table-cell table:style-name="TableCell030403">
            <text:p text:style-name="P67"><text:span text:style-name="T123">Check if there is an edge between two vertices</text:span><text:span text:style-name="T124"/></text:p>
          </table:table-cell>
        </table:table-row>
        <table:table-row table:style-name="TableRow0305">
          <table:table-cell table:style-name="TableCell030500">
            <text:p text:style-name="P69"><text:span text:style-name="T125">e</text:span><text:span text:style-name="T126"/></text:p>
          </table:table-cell>
          <table:table-cell table:style-name="TableCell030501">
            <text:p text:style-name="P69"><text:span text:style-name="T126"/></text:p>
          </table:table-cell>
          <table:table-cell table:style-name="TableCell030502">
            <text:p text:style-name="P69"><text:span text:style-name="T127">“Vertex1 :”</text:span><text:span text:style-name="T128"/></text:p>
          </table:table-cell>
          <table:table-cell table:style-name="TableCell030503">
            <text:p text:style-name="P69"><text:span text:style-name="T129">Ask for the first vertex</text:span><text:span text:style-name="T130"/></text:p>
          </table:table-cell>
        </table:table-row>
        <table:table-row table:style-name="TableRow0306">
          <table:table-cell table:style-name="TableCell030600">
            <text:p text:style-name="P72"><text:span text:style-name="T131">f</text:span><text:span text:style-name="T132"/></text:p>
          </table:table-cell>
          <table:table-cell table:style-name="TableCell030601">
            <text:p text:style-name="P72"><text:span text:style-name="T133">0</text:span><text:span text:style-name="T134"/></text:p>
          </table:table-cell>
          <table:table-cell table:style-name="TableCell030602">
            <text:p text:style-name="P72"><text:span text:style-name="T134"/></text:p>
          </table:table-cell>
          <table:table-cell table:style-name="TableCell030603">
            <text:p text:style-name="P72"><text:span text:style-name="T134"/></text:p>
          </table:table-cell>
        </table:table-row>
        <table:table-row table:style-name="TableRow0307">
          <table:table-cell table:style-name="TableCell030700">
            <text:p text:style-name="P75"><text:span text:style-name="T135">g</text:span><text:span text:style-name="T136"/></text:p>
          </table:table-cell>
          <table:table-cell table:style-name="TableCell030701">
            <text:p text:style-name="P75"><text:span text:style-name="T136"/></text:p>
          </table:table-cell>
          <table:table-cell table:style-name="TableCell030702">
            <text:p text:style-name="P75"><text:span text:style-name="T137">“Vertex2 :”</text:span><text:span text:style-name="T138"/></text:p>
          </table:table-cell>
          <table:table-cell table:style-name="TableCell030703">
            <text:p text:style-name="P75"><text:span text:style-name="T139">Ask for the second vertex</text:span><text:span text:style-name="T140"/></text:p>
          </table:table-cell>
        </table:table-row>
        <table:table-row table:style-name="TableRow0308">
          <table:table-cell table:style-name="TableCell030800">
            <text:p text:style-name="P77"><text:span text:style-name="T141">h</text:span><text:span text:style-name="T142"/></text:p>
          </table:table-cell>
          <table:table-cell table:style-name="TableCell030801">
            <text:p text:style-name="P77"><text:span text:style-name="T143">1</text:span><text:span text:style-name="T144"/></text:p>
          </table:table-cell>
          <table:table-cell table:style-name="TableCell030802">
            <text:p text:style-name="P77"><text:span text:style-name="T144"/></text:p>
          </table:table-cell>
          <table:table-cell table:style-name="TableCell030803">
            <text:p text:style-name="P77"><text:span text:style-name="T144"/></text:p>
          </table:table-cell>
        </table:table-row>
        <table:table-row table:style-name="TableRow0309">
          <table:table-cell table:style-name="TableCell030900">
            <text:p text:style-name="P79"><text:span text:style-name="T145">i</text:span><text:span text:style-name="T146"/></text:p>
          </table:table-cell>
          <table:table-cell table:style-name="TableCell030901">
            <text:p text:style-name="P79"><text:span text:style-name="T146"/></text:p>
          </table:table-cell>
          <table:table-cell table:style-name="TableCell030902">
            <text:p text:style-name="P79"><text:span text:style-name="T147">"</text:span><text:span text:style-name="T148"><text:s/>There is an edge from the vertex 0 to the vertex 1.”</text:span><text:span text:style-name="T149"/></text:p>
          </table:table-cell>
          <table:table-cell table:style-name="TableCell030903">
            <text:p text:style-name="P79"><text:span text:style-name="T150">Iterate the edge list and check if there is a vertex from vertex 0 to vertex 1.</text:span><text:span text:style-name="T151"/></text:p>
          </table:table-cell>
        </table:table-row>
        <table:table-row table:style-name="TableRow0310">
          <table:table-cell table:style-name="TableCell031000">
            <text:p text:style-name="P82"><text:span text:style-name="T152">j</text:span><text:span text:style-name="T153"/></text:p>
          </table:table-cell>
          <table:table-cell table:style-name="TableCell031001">
            <text:p text:style-name="P82"><text:span text:style-name="T154">3</text:span><text:span text:style-name="T155"/></text:p>
          </table:table-cell>
          <table:table-cell table:style-name="TableCell031002">
            <text:p text:style-name="P82"><text:span text:style-name="T155"/></text:p>
          </table:table-cell>
          <table:table-cell table:style-name="TableCell031003">
            <text:p text:style-name="P82"><text:span text:style-name="T156">Get the in degree and the out degree of a vertex</text:span><text:span text:style-name="T157"/></text:p>
          </table:table-cell>
        </table:table-row>
        <table:table-row table:style-name="TableRow0311">
          <table:table-cell table:style-name="TableCell031100">
            <text:p text:style-name="P85"><text:span text:style-name="T158">k</text:span><text:span text:style-name="T159"/></text:p>
          </table:table-cell>
          <table:table-cell table:style-name="TableCell031101">
            <text:p text:style-name="P85"><text:span text:style-name="T159"/></text:p>
          </table:table-cell>
          <table:table-cell table:style-name="TableCell031102">
            <text:p text:style-name="P85"><text:span text:style-name="T160">“Vertex :”</text:span><text:span text:style-name="T161"/></text:p>
          </table:table-cell>
          <table:table-cell table:style-name="TableCell031103">
            <text:p text:style-name="P85"><text:span text:style-name="T162">Ask for the vertex</text:span><text:span text:style-name="T163"/></text:p>
          </table:table-cell>
        </table:table-row>
        <table:table-row table:style-name="TableRow0312">
          <table:table-cell table:style-name="TableCell031200">
            <text:p text:style-name="P88"><text:span text:style-name="T164">l</text:span><text:span text:style-name="T165"/></text:p>
          </table:table-cell>
          <table:table-cell table:style-name="TableCell031201">
            <text:p text:style-name="P88"><text:span text:style-name="T166">0</text:span><text:span text:style-name="T167"/></text:p>
          </table:table-cell>
          <table:table-cell table:style-name="TableCell031202">
            <text:p text:style-name="P88"><text:span text:style-name="T167"/></text:p>
          </table:table-cell>
          <table:table-cell table:style-name="TableCell031203">
            <text:p text:style-name="P88"><text:span text:style-name="T167"/></text:p>
          </table:table-cell>
        </table:table-row>
        <table:table-row table:style-name="TableRow0313">
          <table:table-cell table:style-name="TableCell031300">
            <text:p text:style-name="P91"><text:span text:style-name="T168">m</text:span><text:span text:style-name="T169"/></text:p>
          </table:table-cell>
          <table:table-cell table:style-name="TableCell031301">
            <text:p text:style-name="P91"><text:span text:style-name="T169"/></text:p>
          </table:table-cell>
          <table:table-cell table:style-name="TableCell031302">
            <text:p text:style-name="P91"><text:span text:style-name="T170">“</text:span><text:span text:style-name="T171"><text:s/>In degree: 1</text:span></text:p>
            <text:p text:style-name="P91"><text:span text:style-name="T171">Out degree: 2 ”</text:span><text:span text:style-name="T172"/></text:p>
          </table:table-cell>
          <table:table-cell table:style-name="TableCell031303">
            <text:p text:style-name="P91"><text:span text:style-name="T173">Iterate the edge list and computes the degrees</text:span><text:span text:style-name="T174"/></text:p>
          </table:table-cell>
        </table:table-row>
        <table:table-row table:style-name="TableRow0314">
          <table:table-cell table:style-name="TableCell031400">
            <text:p text:style-name="P93"><text:span text:style-name="T175">n</text:span><text:span text:style-name="T176"/></text:p>
          </table:table-cell>
          <table:table-cell table:style-name="TableCell031401">
            <text:p text:style-name="P93"><text:span text:style-name="T177">4</text:span><text:span text:style-name="T178"/></text:p>
          </table:table-cell>
          <table:table-cell table:style-name="TableCell031402">
            <text:p text:style-name="P93"><text:span text:style-name="T178"/></text:p>
          </table:table-cell>
          <table:table-cell table:style-name="TableCell031403">
            <text:p text:style-name="P93"><text:span text:style-name="T179">Iterate through the set of outbound edges of a vertex</text:span><text:span text:style-name="T180"/></text:p>
          </table:table-cell>
        </table:table-row>
        <table:table-row table:style-name="TableRow0315">
          <table:table-cell table:style-name="TableCell031500">
            <text:p text:style-name="P95"><text:span text:style-name="T181">o</text:span><text:span text:style-name="T182"/></text:p>
          </table:table-cell>
          <table:table-cell table:style-name="TableCell031501">
            <text:p text:style-name="P95"><text:span text:style-name="T182"/></text:p>
          </table:table-cell>
          <table:table-cell table:style-name="TableCell031502">
            <text:p text:style-name="P95"><text:span text:style-name="T183">“Vertex :”</text:span><text:span text:style-name="T184"/></text:p>
          </table:table-cell>
          <table:table-cell table:style-name="TableCell031503">
            <text:p text:style-name="P95"><text:span text:style-name="T185">Ask for the vertex</text:span><text:span text:style-name="T186"/></text:p>
          </table:table-cell>
        </table:table-row>
        <table:table-row table:style-name="TableRow0316">
          <table:table-cell table:style-name="TableCell031600">
            <text:p text:style-name="P97"><text:span text:style-name="T187">p</text:span><text:span text:style-name="T188"/></text:p>
          </table:table-cell>
          <table:table-cell table:style-name="TableCell031601">
            <text:p text:style-name="P97"><text:span text:style-name="T189">0</text:span><text:span text:style-name="T190"/></text:p>
          </table:table-cell>
          <table:table-cell table:style-name="TableCell031602">
            <text:p text:style-name="P97"><text:span text:style-name="T190"/></text:p>
          </table:table-cell>
          <table:table-cell table:style-name="TableCell031603">
            <text:p text:style-name="P97"><text:span text:style-name="T190"/></text:p>
          </table:table-cell>
        </table:table-row>
        <table:table-row table:style-name="TableRow0317">
          <table:table-cell table:style-name="TableCell031700">
            <text:p text:style-name="P99"><text:span text:style-name="T191">q</text:span><text:span text:style-name="T192"/></text:p>
          </table:table-cell>
          <table:table-cell table:style-name="TableCell031701">
            <text:p text:style-name="P99"><text:span text:style-name="T192"/></text:p>
          </table:table-cell>
          <table:table-cell table:style-name="TableCell031702">
            <text:p text:style-name="P99"><text:span text:style-name="T193">0-&gt;1</text:span></text:p>
            <text:p text:style-name="P99"><text:span text:style-name="T193">0-&gt;6</text:span><text:span text:style-name="T194"/></text:p>
          </table:table-cell>
          <table:table-cell table:style-name="TableCell031703">
            <text:p text:style-name="P99"><text:span text:style-name="T195">Iterate through the set of outbound edges and computes their total</text:span><text:span text:style-name="T196"/></text:p>
          </table:table-cell>
        </table:table-row>
      </table:table>
      <text:p text:style-name="P101"><text:span text:style-name="T196"/></text:p>
      <text:p text:style-name="P101"><text:span text:style-name="T196"/></text:p>
      <text:p text:style-name="P101"><text:span text:style-name="T196"/></text:p>
      <text:p text:style-name="P101"><text:span text:style-name="T196"/></text:p>
      <text:p text:style-name="P101"><text:span text:style-name="T196"/></text:p>
      <text:p text:style-name="P101"><text:span text:style-name="T196"/></text:p>
      <text:p text:style-name="P101"><text:span text:style-name="T196"/></text:p>
      <text:p text:style-name="P101"><text:span text:style-name="T196"/></text:p>
      <text:p text:style-name="P101"><text:span text:style-name="T196"/></text:p>
      <text:p text:style-name="P102"><text:span text:style-name="T197">Work items/tasks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104"><text:span text:style-name="T199">T1</text:span><text:span text:style-name="T200"/></text:p>
          </table:table-cell>
          <table:table-cell table:style-name="TableCell040001">
            <text:p text:style-name="P104"><text:span text:style-name="T201">Implement a class which memorize a graph<text:s/></text:span><text:span text:style-name="T202"/></text:p>
          </table:table-cell>
        </table:table-row>
        <table:table-row table:style-name="TableRow0401">
          <table:table-cell table:style-name="TableCell040100">
            <text:p text:style-name="P107"><text:span text:style-name="T203">T2</text:span><text:span text:style-name="T204"/></text:p>
          </table:table-cell>
          <table:table-cell table:style-name="TableCell040101">
            <text:p text:style-name="P107"><text:span text:style-name="T205">Read the vertices from a file</text:span><text:span text:style-name="T206"/></text:p>
          </table:table-cell>
        </table:table-row>
        <table:table-row table:style-name="TableRow0402">
          <table:table-cell table:style-name="TableCell040200">
            <text:p text:style-name="P110"><text:span text:style-name="T207">T3</text:span><text:span text:style-name="T208"/></text:p>
          </table:table-cell>
          <table:table-cell table:style-name="TableCell040201">
            <text:p text:style-name="P110"><text:span text:style-name="T209">Make all the vertices and edges iterable</text:span><text:span text:style-name="T210"/></text:p>
          </table:table-cell>
        </table:table-row>
        <table:table-row table:style-name="TableRow0403">
          <table:table-cell table:style-name="TableCell040300">
            <text:p text:style-name="P113"><text:span text:style-name="T211">T4</text:span><text:span text:style-name="T212"/></text:p>
          </table:table-cell>
          <table:table-cell table:style-name="TableCell040301">
            <text:p text:style-name="P113"><text:span text:style-name="T213">Check for edge property</text:span><text:span text:style-name="T214"/></text:p>
          </table:table-cell>
        </table:table-row>
        <table:table-row table:style-name="TableRow0404">
          <table:table-cell table:style-name="TableCell040400">
            <text:p text:style-name="P116"><text:span text:style-name="T215">T5</text:span><text:span text:style-name="T216"/></text:p>
          </table:table-cell>
          <table:table-cell table:style-name="TableCell040401">
            <text:p text:style-name="P116"><text:span text:style-name="T217">Check for existence of a vertex</text:span><text:span text:style-name="T218"/></text:p>
          </table:table-cell>
        </table:table-row>
        <table:table-row table:style-name="TableRow0405">
          <table:table-cell table:style-name="TableCell040500">
            <text:p text:style-name="P119"><text:span text:style-name="T219">T6</text:span><text:span text:style-name="T220"/></text:p>
          </table:table-cell>
          <table:table-cell table:style-name="TableCell040501">
            <text:p text:style-name="P119"><text:span text:style-name="T221">Computes the degree of a vertex</text:span><text:span text:style-name="T222"/></text:p>
          </table:table-cell>
        </table:table-row>
        <table:table-row table:style-name="TableRow0406">
          <table:table-cell table:style-name="TableCell040600">
            <text:p text:style-name="P121"><text:span text:style-name="T223">T7</text:span><text:span text:style-name="T224"/></text:p>
          </table:table-cell>
          <table:table-cell table:style-name="TableCell040601">
            <text:p text:style-name="P121"><text:span text:style-name="T225">Display and modify the cost of an edge</text:span><text:span text:style-name="T226"/></text:p>
          </table:table-cell>
        </table:table-row>
      </table:table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6"/></text:p>
      <text:p text:style-name="P123"><text:span text:style-name="T227">Iteration 2</text:span></text:p>
      <text:p text:style-name="P123"><text:span text:style-name="T228"/></text:p>
      <text:p text:style-name="P124"><text:span text:style-name="T229">Now we add the posibility of adding and removing edges and vertices. Each operation is executed carefully by means of testing for any data coruption.</text:span></text:p>
      <text:p text:style-name="P125"><text:span text:style-name="T230"/></text:p>
      <text:p text:style-name="P125"><text:span text:style-name="T230"/></text:p>
      <text:p text:style-name="P125"><text:span text:style-name="T230"/></text:p>
      <text:p text:style-name="P125"><text:span text:style-name="T231">Menu:</text:span></text:p>
      <text:p text:style-name="P125"><text:span text:style-name="T231">1<text:s text:c="2"/>- Print the number of vertices</text:span></text:p>
      <text:p text:style-name="P125"><text:span text:style-name="T231">2<text:s text:c="2"/>- Check if there is an edge between two vertices</text:span></text:p>
      <text:p text:style-name="P125"><text:span text:style-name="T231">3<text:s text:c="2"/>- Get the in degree and the out degree of a vertex</text:span></text:p>
      <text:p text:style-name="P125"><text:span text:style-name="T231">4<text:s text:c="2"/>- Iterate through the set of outbound edges of a vertex</text:span></text:p>
      <text:p text:style-name="P125"><text:span text:style-name="T231">5<text:s text:c="2"/>- Iterate through the set of inbound edges of a vertex</text:span></text:p>
      <text:p text:style-name="P125"><text:span text:style-name="T231">6<text:s text:c="2"/>- Retrieve the value attached to an edge</text:span></text:p>
      <text:p text:style-name="P125"><text:span text:style-name="T231">7<text:s text:c="2"/>- Modify the value attached to an edge</text:span></text:p>
      <text:p text:style-name="P125"><text:span text:style-name="T231">8<text:s text:c="2"/>- Add an edge</text:span></text:p>
      <text:p text:style-name="P125"><text:span text:style-name="T231">9<text:s text:c="2"/>- Remove an edge</text:span></text:p>
      <text:p text:style-name="P125"><text:span text:style-name="T231">10 - Add a vertex</text:span></text:p>
      <text:p text:style-name="P125"><text:span text:style-name="T231">11 - Remove a vertex.</text:span></text:p>
      <text:p text:style-name="P125"><text:span text:style-name="T232"/></text:p>
      <text:p text:style-name="P126"><text:span text:style-name="T233">Running scenario</text:span></text:p>
      <text:p text:style-name="P127"><text:span text:style-name="T234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>
            <text:p text:style-name="P129"><text:span text:style-name="T234"/></text:p>
          </table:table-cell>
          <table:table-cell table:style-name="TableCell050001">
            <text:p text:style-name="P129"><text:span text:style-name="T235">User</text:span><text:span text:style-name="T236"/></text:p>
          </table:table-cell>
          <table:table-cell table:style-name="TableCell050002">
            <text:p text:style-name="P129"><text:span text:style-name="T237">Program</text:span><text:span text:style-name="T238"/></text:p>
          </table:table-cell>
          <table:table-cell table:style-name="TableCell050003">
            <text:p text:style-name="P129"><text:span text:style-name="T239">Description</text:span><text:span text:style-name="T240"/></text:p>
          </table:table-cell>
        </table:table-row>
        <table:table-row table:style-name="TableRow0501">
          <table:table-cell table:style-name="TableCell050100">
            <text:p text:style-name="P132"><text:span text:style-name="T241">a</text:span><text:span text:style-name="T242"/></text:p>
          </table:table-cell>
          <table:table-cell table:style-name="TableCell050101">
            <text:p text:style-name="P132"><text:span text:style-name="T242"/></text:p>
          </table:table-cell>
          <table:table-cell table:style-name="TableCell050102">
            <text:p text:style-name="P132"><text:span text:style-name="T243">"Please input your command:"</text:span><text:span text:style-name="T244"/></text:p>
          </table:table-cell>
          <table:table-cell table:style-name="TableCell050103">
            <text:p text:style-name="P132"><text:span text:style-name="T245">Display a message that ask for the user's command</text:span><text:span text:style-name="T246"/></text:p>
          </table:table-cell>
        </table:table-row>
        <table:table-row table:style-name="TableRow0502">
          <table:table-cell table:style-name="TableCell050200">
            <text:p text:style-name="P135"><text:span text:style-name="T247">b</text:span><text:span text:style-name="T248"/></text:p>
          </table:table-cell>
          <table:table-cell table:style-name="TableCell050201">
            <text:p text:style-name="P135"><text:span text:style-name="T249">8</text:span><text:span text:style-name="T250"/></text:p>
          </table:table-cell>
          <table:table-cell table:style-name="TableCell050202">
            <text:p text:style-name="P135"><text:span text:style-name="T250"/></text:p>
          </table:table-cell>
          <table:table-cell table:style-name="TableCell050203">
            <text:p text:style-name="P135"><text:span text:style-name="T251">Add an edge</text:span><text:span text:style-name="T252"/></text:p>
          </table:table-cell>
        </table:table-row>
        <table:table-row table:style-name="TableRow0503">
          <table:table-cell table:style-name="TableCell050300">
            <text:p text:style-name="P138"><text:span text:style-name="T253">c</text:span><text:span text:style-name="T254"/></text:p>
          </table:table-cell>
          <table:table-cell table:style-name="TableCell050301">
            <text:p text:style-name="P138"><text:span text:style-name="T254"/></text:p>
          </table:table-cell>
          <table:table-cell table:style-name="TableCell050302">
            <text:p text:style-name="P138"><text:span text:style-name="T255">“</text:span><text:span text:style-name="T256">Vertex1 :</text:span><text:span text:style-name="T257">”</text:span><text:span text:style-name="T258"/></text:p>
          </table:table-cell>
          <table:table-cell table:style-name="TableCell050303">
            <text:p text:style-name="P138"><text:span text:style-name="T259">Ask for the first vertex</text:span><text:span text:style-name="T260"/></text:p>
          </table:table-cell>
        </table:table-row>
        <table:table-row table:style-name="TableRow0504">
          <table:table-cell table:style-name="TableCell050400">
            <text:p text:style-name="P141"><text:span text:style-name="T261">d</text:span><text:span text:style-name="T262"/></text:p>
          </table:table-cell>
          <table:table-cell table:style-name="TableCell050401">
            <text:p text:style-name="P141"><text:span text:style-name="T263">2</text:span><text:span text:style-name="T264"/></text:p>
          </table:table-cell>
          <table:table-cell table:style-name="TableCell050402">
            <text:p text:style-name="P141"><text:span text:style-name="T264"/></text:p>
          </table:table-cell>
          <table:table-cell table:style-name="TableCell050403">
            <text:p text:style-name="P141"><text:span text:style-name="T264"/></text:p>
          </table:table-cell>
        </table:table-row>
        <table:table-row table:style-name="TableRow0505">
          <table:table-cell table:style-name="TableCell050500">
            <text:p text:style-name="P144"><text:span text:style-name="T265">e</text:span><text:span text:style-name="T266"/></text:p>
          </table:table-cell>
          <table:table-cell table:style-name="TableCell050501">
            <text:p text:style-name="P144"><text:span text:style-name="T266"/></text:p>
          </table:table-cell>
          <table:table-cell table:style-name="TableCell050502">
            <text:p text:style-name="P144"><text:span text:style-name="T267">“</text:span><text:span text:style-name="T268">Vertex2 :</text:span><text:span text:style-name="T269">”</text:span><text:span text:style-name="T270"/></text:p>
          </table:table-cell>
          <table:table-cell table:style-name="TableCell050503">
            <text:p text:style-name="P144"><text:span text:style-name="T271">Ask for the second vertex</text:span><text:span text:style-name="T272"/></text:p>
          </table:table-cell>
        </table:table-row>
        <table:table-row table:style-name="TableRow0506">
          <table:table-cell table:style-name="TableCell050600">
            <text:p text:style-name="P146"><text:span text:style-name="T273">f</text:span><text:span text:style-name="T274"/></text:p>
          </table:table-cell>
          <table:table-cell table:style-name="TableCell050601">
            <text:p text:style-name="P146"><text:span text:style-name="T275">1</text:span><text:span text:style-name="T276"/></text:p>
          </table:table-cell>
          <table:table-cell table:style-name="TableCell050602">
            <text:p text:style-name="P146"><text:span text:style-name="T276"/></text:p>
          </table:table-cell>
          <table:table-cell table:style-name="TableCell050603">
            <text:p text:style-name="P146"><text:span text:style-name="T276"/></text:p>
          </table:table-cell>
        </table:table-row>
        <table:table-row table:style-name="TableRow0507">
          <table:table-cell table:style-name="TableCell050700">
            <text:p text:style-name="P149"><text:span text:style-name="T277">g</text:span><text:span text:style-name="T278"/></text:p>
          </table:table-cell>
          <table:table-cell table:style-name="TableCell050701">
            <text:p text:style-name="P149"><text:span text:style-name="T278"/></text:p>
          </table:table-cell>
          <table:table-cell table:style-name="TableCell050702">
            <text:p text:style-name="P149"><text:span text:style-name="T279">“The cost:”</text:span><text:span text:style-name="T280"/></text:p>
          </table:table-cell>
          <table:table-cell table:style-name="TableCell050703">
            <text:p text:style-name="P149"><text:span text:style-name="T281">Ask for the cost</text:span><text:span text:style-name="T282"/></text:p>
          </table:table-cell>
        </table:table-row>
        <table:table-row table:style-name="TableRow0508">
          <table:table-cell table:style-name="TableCell050800">
            <text:p text:style-name="P152"><text:span text:style-name="T283">h</text:span><text:span text:style-name="T284"/></text:p>
          </table:table-cell>
          <table:table-cell table:style-name="TableCell050801">
            <text:p text:style-name="P152"><text:span text:style-name="T285">15</text:span><text:span text:style-name="T286"/></text:p>
          </table:table-cell>
          <table:table-cell table:style-name="TableCell050802">
            <text:p text:style-name="P152"><text:span text:style-name="T286"/></text:p>
          </table:table-cell>
          <table:table-cell table:style-name="TableCell050803">
            <text:p text:style-name="P152"><text:span text:style-name="T286"/></text:p>
          </table:table-cell>
        </table:table-row>
        <table:table-row table:style-name="TableRow0509">
          <table:table-cell table:style-name="TableCell050900">
            <text:p text:style-name="P155"><text:span text:style-name="T287">i</text:span><text:span text:style-name="T288"/></text:p>
          </table:table-cell>
          <table:table-cell table:style-name="TableCell050901">
            <text:p text:style-name="P155"><text:span text:style-name="T288"/></text:p>
          </table:table-cell>
          <table:table-cell table:style-name="TableCell050902">
            <text:p text:style-name="P155"><text:span text:style-name="T289">"</text:span><text:span text:style-name="T290"><text:s/>Edge added successfully! “</text:span><text:span text:style-name="T291"/></text:p>
          </table:table-cell>
          <table:table-cell table:style-name="TableCell050903">
            <text:p text:style-name="P155"><text:span text:style-name="T292">First check if the edge already exists and after that add it.</text:span><text:span text:style-name="T293"/></text:p>
          </table:table-cell>
        </table:table-row>
        <table:table-row table:style-name="TableRow0510">
          <table:table-cell table:style-name="TableCell051000">
            <text:p text:style-name="P158"><text:span text:style-name="T294">j</text:span><text:span text:style-name="T295"/></text:p>
          </table:table-cell>
          <table:table-cell table:style-name="TableCell051001">
            <text:p text:style-name="P158"><text:span text:style-name="T296">11</text:span><text:span text:style-name="T297"/></text:p>
          </table:table-cell>
          <table:table-cell table:style-name="TableCell051002">
            <text:p text:style-name="P158"><text:span text:style-name="T297"/></text:p>
          </table:table-cell>
          <table:table-cell table:style-name="TableCell051003">
            <text:p text:style-name="P158"><text:span text:style-name="T298">Remove a vertex.</text:span><text:span text:style-name="T299"/></text:p>
          </table:table-cell>
        </table:table-row>
        <table:table-row table:style-name="TableRow0511">
          <table:table-cell table:style-name="TableCell051100">
            <text:p text:style-name="P161"><text:span text:style-name="T300">k</text:span><text:span text:style-name="T301"/></text:p>
          </table:table-cell>
          <table:table-cell table:style-name="TableCell051101">
            <text:p text:style-name="P161"><text:span text:style-name="T301"/></text:p>
          </table:table-cell>
          <table:table-cell table:style-name="TableCell051102">
            <text:p text:style-name="P161"><text:span text:style-name="T302">“</text:span><text:span text:style-name="T303">Vertex :</text:span><text:span text:style-name="T304">”</text:span><text:span text:style-name="T305"/></text:p>
          </table:table-cell>
          <table:table-cell table:style-name="TableCell051103">
            <text:p text:style-name="P161"><text:span text:style-name="T306">Ask for the vertex</text:span><text:span text:style-name="T307"/></text:p>
          </table:table-cell>
        </table:table-row>
        <table:table-row table:style-name="TableRow0512">
          <table:table-cell table:style-name="TableCell051200">
            <text:p text:style-name="P163"><text:span text:style-name="T308">l</text:span><text:span text:style-name="T309"/></text:p>
          </table:table-cell>
          <table:table-cell table:style-name="TableCell051201">
            <text:p text:style-name="P163"><text:span text:style-name="T310">0</text:span><text:span text:style-name="T311"/></text:p>
          </table:table-cell>
          <table:table-cell table:style-name="TableCell051202">
            <text:p text:style-name="P163"><text:span text:style-name="T311"/></text:p>
          </table:table-cell>
          <table:table-cell table:style-name="TableCell051203">
            <text:p text:style-name="P163"><text:span text:style-name="T311"/></text:p>
          </table:table-cell>
        </table:table-row>
        <table:table-row table:style-name="TableRow0513">
          <table:table-cell table:style-name="TableCell051300">
            <text:p text:style-name="P165"><text:span text:style-name="T312">m</text:span><text:span text:style-name="T313"/></text:p>
          </table:table-cell>
          <table:table-cell table:style-name="TableCell051301">
            <text:p text:style-name="P165"><text:span text:style-name="T313"/></text:p>
          </table:table-cell>
          <table:table-cell table:style-name="TableCell051302">
            <text:p text:style-name="P165"><text:span text:style-name="T314">“Vertex deleted successfully!”</text:span><text:span text:style-name="T315"/></text:p>
          </table:table-cell>
          <table:table-cell table:style-name="TableCell051303">
            <text:p text:style-name="P165"><text:span text:style-name="T316">Deletes the vertex and every edge containing it.</text:span><text:span text:style-name="T317"/></text:p>
          </table:table-cell>
        </table:table-row>
      </table:table>
      <text:p text:style-name="P167"><text:span text:style-name="T317"/></text:p>
      <text:p text:style-name="P168"><text:span text:style-name="T318">Work items/tasks</text:span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70"><text:span text:style-name="T320">T1</text:span><text:span text:style-name="T321"/></text:p>
          </table:table-cell>
          <table:table-cell table:style-name="TableCell060001">
            <text:p text:style-name="P170"><text:span text:style-name="T322">Add the posibility of adding an edge</text:span><text:span text:style-name="T323"/></text:p>
          </table:table-cell>
        </table:table-row>
        <table:table-row table:style-name="TableRow0601">
          <table:table-cell table:style-name="TableCell060100">
            <text:p text:style-name="P173"><text:span text:style-name="T324">T2</text:span><text:span text:style-name="T325"/></text:p>
          </table:table-cell>
          <table:table-cell table:style-name="TableCell060101">
            <text:p text:style-name="P173"><text:span text:style-name="T326">Add the posibility of deleting an edge</text:span><text:span text:style-name="T327"/></text:p>
          </table:table-cell>
        </table:table-row>
        <table:table-row table:style-name="TableRow0602">
          <table:table-cell table:style-name="TableCell060200">
            <text:p text:style-name="P176"><text:span text:style-name="T328">T3</text:span><text:span text:style-name="T329"/></text:p>
          </table:table-cell>
          <table:table-cell table:style-name="TableCell060201">
            <text:p text:style-name="P176"><text:span text:style-name="T330">Add the posibility of adding a vertex</text:span><text:span text:style-name="T331"/></text:p>
          </table:table-cell>
        </table:table-row>
        <table:table-row table:style-name="TableRow0603">
          <table:table-cell table:style-name="TableCell060300">
            <text:p text:style-name="P179"><text:span text:style-name="T332">T4</text:span><text:span text:style-name="T333"/></text:p>
          </table:table-cell>
          <table:table-cell table:style-name="TableCell060301">
            <text:p text:style-name="P179"><text:span text:style-name="T334">Add the posibility of deleting a vertex</text:span><text:span text:style-name="T335"/></text:p>
          </table:table-cell>
        </table:table-row>
        <table:table-row table:style-name="TableRow0604">
          <table:table-cell table:style-name="TableCell060400">
            <text:p text:style-name="P182"><text:span text:style-name="T336">T5</text:span><text:span text:style-name="T337"/></text:p>
          </table:table-cell>
          <table:table-cell table:style-name="TableCell060401">
            <text:p text:style-name="P182"><text:span text:style-name="T338">If a vertex is deleted, also delete every edge containing it.</text:span><text:span text:style-name="T339"/></text:p>
          </table:table-cell>
        </table:table-row>
      </table:table>
      <text:p text:style-name="P184"><text:span text:style-name="T339"/></text:p>
      <text:p text:style-name="P184"><text:span text:style-name="T3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